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instrukce" style:family="text">
      <style:text-properties style:use-window-font-color="true"/>
    </style:style>
    <style:style style:name="T19" style:parent-style-name="Značkapozn.podčarou" style:family="text">
      <style:text-properties fo:font-weight="normal" style:font-weight-asian="normal" fo:font-size="9pt" style:font-size-asian="9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52/2019<text:bookmark-end text:name="Text14"/></text:p>
            <text:p text:style-name="Normální">KVOP-36715/2019<text:bookmark-end text:name="Text2"/></text:p>
            <text:p text:style-name="Normální"><text:bookmark-start text:name="Text6"/>12. 08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bookmark-end text:name="Text7"/></text:p>
            <text:p text:style-name="Normální">Vážená paní</text:p>
            <text:p text:style-name="Normální">A. F.</text:p>
            <text:p text:style-name="Normální"/>
            <text:p text:style-name="Normální"/>
            <text:p text:style-name="Normální"/>
            <text:p text:style-name="P17">e-mail:<text:s/></text:p>
            <text:p text:style-name="Normální"/>
            <text:p text:style-name="Normální"/>
          </table:table-cell>
        </table:table-row>
      </table:table>
      <text:h text:style-name="Nadpis1" text:outline-level="1">Odkaz na zveřejněnou informaci podle ustanovení § 6 odst. 1<text:s/>zákona č. 106/1999 Sb., o svobodném přístupu k informacím, ve znění pozdějších předpisů</text:h>
      <text:p text:style-name="Základnítext">Vážená paní F.,</text:p>
      <text:p text:style-name="Základnítext">dne 7. srpna 2019 obdržela Kancelář veřejného ochránce práv Vaši žádost podle zákona č. 106/1999 Sb., o svobodném přístupu k informacím, ve znění pozdějších předpisů, ve které požadujete poskytnutí informací o <text:span text:style-name="T18">stanovisku veřejné ochránkyně práv k připravované novele vyhlášky č. 27/2016 Sb., o vzdělávání žáků se speciálními vzdělávacími potřebami a žáků nadaných</text:span>.</text:p>
      <text:p text:style-name="Základnítext">„Pokud žádost o poskytnutí informace směřuje k poskytnutí zveřejněné informace, může povinný subjekt co nejdříve, nejpozději však do sedmi dnů, místo poskytnutí informace sdělit žadateli údaje umožňující vyhledání a získání zveřejněné informace.“<text:span text:style-name="Značkapozn.podčarou"><text:note text:note-class="footnote" text:id="_ftn0"><text:note-citation>1</text:note-citation><text:note-body><text:p text:style-name="Textpozn.podčarou"><text:s/><text:span text:style-name="T19"><text:tab/></text:span>Ustanovení § 6 odst. 1 zákona o svobodném přístupu k informacím.</text:p></text:note-body></text:note></text:span></text:p>
      <text:p text:style-name="Základnítext">Požadovanou informaci najdete zveřejněnou na internetových stránkách veřejného ochránce práv (<text:span text:style-name="Hypertextovýodkaz">www.ochrance.cz</text:span>). Požadovaný dokument je dostupný v Evidenci stanovisek ochrance (ESO) prostřednictvím následujícího hypertextového odkazu:<text:span text:style-name="Hypertextovýodkaz"><text:s/></text:span><text:a xlink:href="https://eso.ochrance.cz/Nalezene/Edit/6466" office:target-frame-name="_top" xlink:show="replace"><text:span text:style-name="Hypertextovýodkaz">https://eso.ochrance.cz/Nalezene/Edit/6466</text:span></text:a>.</text:p>
      <text:p text:style-name="Základnítext">S pozdravem</text:p>
      <text:p text:style-name="Základnítext"/>
      <text:p text:style-name="Základnítext"/>
      <text:p text:style-name="podpis">Mgr. Petra Zdražilová v. r.</text:p>
      <text:p text:style-name="podpis">ředitelka právní sekce</text:p>
      <text:p text:style-name="podpis">(dopis je opatřen elektronickým podpisem)</text:p>
      <text:p text:style-name="podpis"/>
      <text:p text:style-name="Základnítext"/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3611in" svg:y="-0.0375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PS9G*</text:span></text:p>
        <text:p text:style-name="P12"><text:span text:style-name="T13">KVOPX009PS9G</text:span>KVOPX009PS9G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9-03T09:22:00Z</meta:creation-date>
    <dc:date>2019-09-03T09:50:00Z</dc:date>
    <meta:print-date>2016-06-27T07:08:00Z</meta:print-date>
    <meta:template xlink:href="KVOP_dopis%20vedoucího" xlink:type="simple"/>
    <meta:editing-cycles>6</meta:editing-cycles>
    <meta:editing-duration>PT1740S</meta:editing-duration>
    <meta:user-defined meta:name="ContentTypeId">0x010100D3A71DC738674B4893D02C4CA0E22FAC</meta:user-defined>
    <meta:document-statistic meta:page-count="1" meta:paragraph-count="2" meta:word-count="194" meta:character-count="1343" meta:row-count="9" meta:non-whitespace-character-count="1151"/>
  </office:meta>
</office:document-meta>
</file>